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432pt"/>
    </style:style>
    <style:style style:name="co6" style:family="table-column">
      <style:table-column-properties fo:break-before="auto" style:column-width="240.5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72.4pt"/>
    </style:style>
    <style:style style:name="co10" style:family="table-column">
      <style:table-column-properties fo:break-before="auto" style:column-width="17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96.2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6.85pt" fo:break-before="auto" style:use-optimal-row-height="true"/>
    </style:style>
    <style:style style:name="ro8" style:family="table-row">
      <style:table-row-properties style:row-height="48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Trait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1</text:p>
          </table:table-cell>
          <table:table-cell office:value-type="string" calcext:value-type="string">
            <text:p>plant phenological stage</text:p>
          </table:table-cell>
          <table:table-cell office:value-type="string" calcext:value-type="string">
            <text:p>BFO:'spatiotemporal region'</text:p>
          </table:table-cell>
          <table:table-cell office:value-type="string" calcext:value-type="string">
            <text:p>A {spatiotemporal region} that encompasses some part of the life of a {whole plant} or a population of plants and is part of a {plant growth cycle}.</text:p>
          </table:table-cell>
          <table:table-cell office:value-type="string" calcext:value-type="string">
            <text:p>'spatiotemporal region'</text:p>
          </table:table-cell>
          <table:table-cell office:value-type="string" calcext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 calcext:value-type="string">
            <text:p>all plants?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2</text:p>
          </table:table-cell>
          <table:table-cell office:value-type="string" calcext:value-type="string">
            <text:p>initial growth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 calcext:value-type="string">
            <text:p>'plant phenological stage' THAT 'has participant' SOME (</text:p>
            <text:p>    'whole plant' THAT (</text:p>
            <text:p>        'participates in' SOME 'plant growth cycle' AND</text:p>
            <text:p>        'has part' SOME (</text:p>
            <text:p>            'vegetative shoot system' THAT NOT ('has part' SOME 'true leaf')</text:p>
            <text:p>        )</text:p>
            <text:p>    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3</text:p>
          </table:table-cell>
          <table:table-cell office:value-type="string" calcext:value-type="string">
            <text:p>initial growth during first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its {initial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initial growth cycle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4</text:p>
          </table:table-cell>
          <table:table-cell office:value-type="string" calcext:value-type="string">
            <text:p>emergence during first growth cycle phenological stage</text:p>
          </table:table-cell>
          <table:table-cell office:value-type="string" calcext:value-type="string">
            <text:p>'initial growth during first growth cycle phenological stage'</text:p>
          </table:table-cell>
          <table:table-cell office:value-type="string" calcext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 calcext:value-type="string">
            <text:p>'initial growth during first growth cycle phenological stage'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5</text:p>
          </table:table-cell>
          <table:table-cell office:value-type="string" calcext:value-type="string">
            <text:p>initial growth during later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a {later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later growth cycle'</text:p>
            <text:p>)</text:p>
          </table:table-cell>
          <table:table-cell table:number-columns-repeated="3"/>
          <table:table-cell office:value-type="string" calcext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6</text:p>
          </table:table-cell>
          <table:table-cell office:value-type="string" calcext:value-type="string">
            <text:p>emergence during later growth cycle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 calcext:value-type="string">
            <text:p>herbaceous perennials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new above-ground shoot-borne shoot system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5" office:value-type="string" calcext:value-type="string">
            <text:p>'initial growth during later growth cycle phenological stage' THAT 'has participant' SOME (</text:p>
            <text:p>    'whole plant' THAT 'has quality' SOME 'new above-ground shoot-borne shoot systems present'</text:p>
            <text:p>)</text:p>
          </table:table-cell>
          <table:table-cell office:value-type="string" calcext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08</text:p>
          </table:table-cell>
          <table:table-cell office:value-type="string" calcext:value-type="string">
            <text:p>regreening of existing stems or vascular leaves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regreening.</text:p>
          </table:table-cell>
          <table:table-cell office:value-type="string" calcext:value-type="string">
            <text:p>'initial growth during later growth cycle phenological stage' THAT 'has participant' SOME (</text:p>
            <text:p>    'whole plant' THAT 'has part' SOME (</text:p>
            <text:p>        'shoot system' THAT 'participates in' SOME 'plant regreening process'</text:p>
            <text:p>    )</text:p>
            <text:p>)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bud burst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 calcext:value-type="string">
            <text:p>'initial growth during later growth cycle phenological stage' THAT 'has participant' SOME (</text:p>
            <text:p>    'woody plant' THAT 'has quality' SOME 'breaking buds present'</text:p>
            <text:p>)</text:p>
          </table:table-cell>
          <table:table-cell office:value-type="string" calcext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 calcext:value-type="string">
            <text:p>(deciduous?) woody plants</text:p>
          </table:table-cell>
          <table:table-cell office:value-type="string" calcext:value-type="string">
            <text:p>% buds bursting, no. of buds bursting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vascular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has at least one {true leaf}.</text:p>
          </table:table-cell>
          <table:table-cell office:value-type="string" calcext:value-type="string">
            <text:p>'plant phenological stage' THAT 'has participant' SOME (</text:p>
            <text:p>    'whole plant' THAT 'has quality' SOME '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leaf expansion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expanding 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leaves in expansion stage, % leaves in expansion stage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mature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mature 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of mature leaves, % mature leaves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senescent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senescent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senescent leaves present'</text:p>
            <text:p>)</text:p>
          </table:table-cell>
          <table:table-cell table:number-columns-repeated="3"/>
          <table:table-cell office:value-type="string" calcext:value-type="string">
            <text:p>all annual vascular plants and vascular plants with later growth cycles</text:p>
          </table:table-cell>
          <table:table-cell office:value-type="string" calcext:value-type="string">
            <text:p>no. of senesced leaves, % senesced leaves</text:p>
          </table:table-cell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0014</text:p>
          </table:table-cell>
          <table:table-cell office:value-type="string" calcext:value-type="string">
            <text:p>falling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 calcext:value-type="string">
            <text:p>'plant phenological stage' THAT 'has participant' SOME (</text:p>
            <text:p>    'whole plant' THAT 'has quality' SOME 'abscised leaves present'</text:p>
            <text:p>)</text:p>
          </table:table-cell>
          <table:table-cell table:style-name="ce4"/>
          <table:table-cell table:number-columns-repeated="2"/>
          <table:table-cell office:value-type="string" calcext:value-type="string">
            <text:p>deciduous vascular plants</text:p>
          </table:table-cell>
          <table:table-cell office:value-type="string" calcext:value-type="string">
            <text:p>no. of abscised leaves, % abscised lea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5:00:58.169802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5:08:40.533153413</dc:date>
    <dc:creator>Brian </dc:creator>
    <meta:editing-duration>P2DT2H30M56S</meta:editing-duration>
    <meta:editing-cycles>20</meta:editing-cycles>
    <meta:generator>LibreOffice/5.1.4.2$Linux_X86_64 LibreOffice_project/10m0$Build-2</meta:generator>
    <meta:document-statistic meta:table-count="1" meta:cell-count="118" meta:object-count="0"/>
  </office:meta>
</office:document-meta>
</file>